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Rubrik1" style:master-page-name="MP0" style:family="paragraph">
      <style:paragraph-properties fo:break-before="page"/>
    </style:style>
    <style:style style:name="P2" style:parent-style-name="Liststycke" style:family="paragraph"/>
    <style:style style:name="P3" style:parent-style-name="Liststycke" style:family="paragraph"/>
    <style:style style:name="P4" style:parent-style-name="Liststycke" style:family="paragraph"/>
    <style:style style:name="P5" style:parent-style-name="Liststycke" style:family="paragraph"/>
    <style:style style:name="P6" style:parent-style-name="Liststycke" style:family="paragraph"/>
    <style:style style:name="P7" style:parent-style-name="Liststycke" style:family="paragraph"/>
    <style:style style:name="P8" style:parent-style-name="Liststycke" style:family="paragraph"/>
    <style:style style:name="P9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text text:use-soft-page-breaks="true">
      <text:h text:style-name="P1" text:outline-level="1">LAN -Laboration 1 – Bekanta dig med Cisco Packet Tracer</text:h>
      <text:p text:style-name="Normal"/>
      <text:h text:style-name="Rubrik2" text:outline-level="2">Vad är Packet tracer?</text:h>
      <text:p text:style-name="Normal">Cisco packet tracer är ett ”multiverktyg” för all sorts simulering, editering, emulering och testning av Ciscos olika nätverkselement, så som hubbar, switchar, routrar etc.</text:p>
      <text:p text:style-name="Normal">Det kan användas för att ”rita nätverksskisser” vid arkitektur, emulera olika hårdvaras olika operativsystem och/eller att testa koncept inom nätverksdesign.</text:p>
      <text:p text:style-name="Normal">Vi kommer att använda ”Packet Tracer” – både för att demonstrera olika koncept på nätverk, men också för att laborera i, vad det gäller konfiguration i Cisco IOS (Cisco Internetworking Operative System) – operativsystemet i Ciscos hårdvara.</text:p>
      <text:p text:style-name="Normal"/>
      <text:h text:style-name="Rubrik2" text:outline-level="2">Målet med Laboration 1</text:h>
      <text:p text:style-name="Normal">Att ladda ned, installera och bekanta oss med mjukvaran inför kommande laborationer. Du kommer att behöva ha Packet Tracer installerat på din dator för att kunna delta i resten av kursen. Konfigurationsexempel och demonstrationer av laborationer kommer att redovisas i .pkt-format – packet tracers interna filformat.</text:p>
      <text:p text:style-name="Normal"/>
      <text:h text:style-name="Rubrik2" text:outline-level="2">Laboration 1</text:h>
      <text:list text:style-name="LFO1" text:continue-numbering="true">
        <text:list-item>
          <text:p text:style-name="P2">Ladda ned och starta Packet Tracer från studentportalen. I det fall att du måste ange någon epostadress att registrera ett konto med – använd din Nackademi-mailadress.</text:p>
        </text:list-item>
        <text:list-item>
          <text:p text:style-name="P3">Starta Packet Tracer</text:p>
        </text:list-item>
        <text:list-item>
          <text:p text:style-name="P4">Ladda in filen ”Ethernet-2 hosts-1 hub.pkt</text:p>
        </text:list-item>
        <text:list-item>
          <text:p text:style-name="P5">Klicka på datorn kallad ”PC0”</text:p>
        </text:list-item>
        <text:list-item>
          <text:p text:style-name="P6">Gå till fliken ”Desktop” och starta ”Command prompt”</text:p>
        </text:list-item>
        <text:list-item>
          <text:p text:style-name="P7">I prompten skriv ”ping 10.0.0.3”<text:s/></text:p>
        </text:list-item>
        <text:list-item>
          <text:p text:style-name="P8">Vad händer? Varför?</text:p>
        </text:list-item>
      </text:list>
      <text:p text:style-name="Normal"/>
      <text:p text:style-name="P9">Visa för magistern att du installerat Packet Tracer och fått igång det.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Rubrik1Char" style:display-name="Rubrik 1 Char" style:family="text" style:parent-style-name="Standardstycketeckensnit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Rubrik2Char" style:display-name="Rubrik 2 Char" style:family="text" style:parent-style-name="Standardstycketeckensnit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Liststycke" style:display-name="Liststyck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sper Värn</meta:initial-creator>
    <dc:creator>Jesper Värn</dc:creator>
    <meta:creation-date>2023-04-13T11:15:00Z</meta:creation-date>
    <dc:date>2023-04-13T11:43:00Z</dc:date>
    <meta:template xlink:href="Normal" xlink:type="simple"/>
    <meta:editing-cycles>1</meta:editing-cycles>
    <meta:editing-duration>PT1680S</meta:editing-duration>
    <meta:document-statistic meta:page-count="1" meta:paragraph-count="2" meta:word-count="230" meta:character-count="1451" meta:row-count="10" meta:non-whitespace-character-count="1223"/>
  </office:meta>
</office:document-meta>
</file>